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8000000D0E4F06EB3.png" manifest:media-type="image/png"/>
  <manifest:file-entry manifest:full-path="Pictures/10000000000000790000006E350431C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Bookshelf Symbol 7" svg:font-family="'Bookshelf Symbol 7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IN-Bold" svg:font-family="DIN-Bold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595959" style:font-name="Liberation Serif" fo:font-size="31pt" fo:language="en" fo:country="US" fo:font-weight="bold" style:font-size-asian="31pt" style:font-weight-asian="bold" style:font-name-complex="DIN-Bold" style:font-size-complex="31pt" style:font-weight-complex="bold"/>
    </style:style>
    <style:style style:name="P4" style:family="paragraph" style:parent-style-name="Standard">
      <style:paragraph-properties fo:margin-left="3.9335in" fo:margin-right="0in" fo:text-indent="0in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left="0.4925in" fo:margin-right="0in" fo:text-indent="-0.4925in" style:auto-text-indent="false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Header">
      <style:text-properties fo:language="en" fo:country="US"/>
    </style:style>
    <style:style style:name="P8" style:family="paragraph" style:parent-style-name="List_20_Paragraph" style:list-style-name="WWNum1"/>
    <style:style style:name="P9" style:family="paragraph" style:parent-style-name="Standard_20__28_user_29_">
      <style:paragraph-properties fo:text-align="center" style:justify-single-word="false"/>
    </style:style>
    <style:style style:name="P10" style:family="paragraph" style:parent-style-name="Standard_20__28_user_29_">
      <style:text-properties style:font-name="Constantia" fo:font-size="10pt" fo:language="en" fo:country="US" style:font-size-asian="10pt" style:font-name-complex="Calibri1" style:font-size-complex="10pt"/>
    </style:style>
    <style:style style:name="P11" style:family="paragraph" style:parent-style-name="Standard_20__28_user_29_">
      <style:paragraph-properties fo:margin-left="3.9335in" fo:margin-right="0in" fo:text-indent="0in" style:auto-text-indent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style:font-size-asian="14pt" style:font-name-complex="Calibri1" style:font-size-complex="14pt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style:font-name-complex="Calibri1"/>
    </style:style>
    <style:style style:name="T8" style:family="text">
      <style:text-properties style:font-name="Liberation Serif" fo:font-size="10pt" fo:language="en" fo:country="US" style:font-size-asian="10pt" style:font-name-complex="Calibri1" style:font-size-complex="10pt"/>
    </style:style>
    <style:style style:name="T9" style:family="text">
      <style:text-properties style:font-name="Kimberley Bl" fo:font-size="14pt" fo:language="en" fo:country="US" style:font-size-asian="14pt" style:font-name-complex="Calibri1" style:font-size-complex="11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.061in, 0in, 0.07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-content" style:horizontal-pos="from-left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Alger, le : 04/05/2013</text:span></text:p>
      <text:p text:style-name="P11"><text:span text:style-name="T1">À,Monsieur le directeur de la sous direction des activités culturelles et sportives</text:span></text:p>
      <text:p text:style-name="P4"/>
      <text:p text:style-name="P5"><text:span text:style-name="T3">Objet : </text:span><text:span text:style-name="T4">Demand</text:span><text:bookmark text:name="_GoBack"/><text:span text:style-name="T4">e de matériel pour l’Install Party</text:span></text:p>
      <text:p text:style-name="P2"/>
      <text:p text:style-name="Standard"><text:span text:style-name="T2">Monsieur,</text:span></text:p>
      <text:p text:style-name="Standard"><text:span text:style-name="T2"><text:s text:c="2"/>Comme chaque année, le club Open Minds organise pour le mois de Mai une Install Party. A cette occasion, et afin d’assurer le bon déroulement de cet évènement qui ce déroulera le 04 Mai prochain ; nous aimerions solliciter de votre bienveillance pour une demande de matériel nécessaire à cet effet. Nous aurions besoin de ce qui suit : </text:span></text:p>
      <text:list xml:id="list1629505723070033816" text:style-name="WWNum1">
        <text:list-item>
          <text:p text:style-name="P8"><text:span text:style-name="T2">DVD (300) </text:span></text:p>
        </text:list-item>
        <text:list-item>
          <text:p text:style-name="P8"><text:span text:style-name="T2">Tee-shirts (70)</text:span></text:p>
        </text:list-item>
        <text:list-item>
          <text:p text:style-name="P8"><text:span text:style-name="T2">Repas (80) </text:span></text:p>
        </text:list-item>
        <text:list-item>
          <text:p text:style-name="P8"><text:span text:style-name="T2">Papier auto collant (400 feuilles)</text:span></text:p>
        </text:list-item>
        <text:list-item>
          <text:p text:style-name="P8"><text:span text:style-name="T2">Ancre noir (3)</text:span></text:p>
        </text:list-item>
        <text:list-item>
          <text:p text:style-name="P8"><text:span text:style-name="T2">Stylo</text:span></text:p>
        </text:list-item>
        <text:list-item>
          <text:p text:style-name="P8"><text:span text:style-name="T2">Porte badge ( dimension 6 sur 5 cm) (40)</text:span></text:p>
        </text:list-item>
        <text:list-item>
          <text:p text:style-name="P8"><text:span text:style-name="T2">Ram de feuille blanche (1)</text:span></text:p>
        </text:list-item>
        <text:list-item>
          <text:p text:style-name="P8"><text:span text:style-name="T2">Les microphones et la sonorisation pour les conférences</text:span></text:p>
        </text:list-item>
      </text:list>
      <text:p text:style-name="Standard"><text:span text:style-name="T2"><text:s text:c="2"/>Dans l’attente d’une réponse favorable de votre part, veuillez agréer Monsieur, l’expression de nos salutations les plus distinguées.</text:span></text:p>
      <text:p text:style-name="P1"><text:span text:style-name="T6"><text:tab/></text:span></text:p>
      <text:p text:style-name="P1"><text:span text:style-name="T6">Président du cl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Bookshelf Symbol 7" svg:font-family="'Bookshelf Symbol 7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IN-Bold" svg:font-family="DIN-Bold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F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F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name-asian="F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center" style:justify-single-word="false"/>
    </style:style>
    <style:style style:name="MP2" style:family="paragraph" style:parent-style-name="Standard_20__28_user_29_">
      <style:text-properties style:font-name="Constantia" fo:font-size="10pt" fo:language="en" fo:country="US" style:font-size-asian="10pt" style:font-name-complex="Calibri1" style:font-size-complex="10pt"/>
    </style:style>
    <style:style style:name="MP3" style:family="paragraph" style:parent-style-name="Standard">
      <style:paragraph-properties fo:text-align="center" style:justify-single-word="false"/>
      <style:text-properties fo:color="#595959" style:font-name="Liberation Serif" fo:font-size="31pt" fo:language="en" fo:country="US" fo:font-weight="bold" style:font-size-asian="31pt" style:font-weight-asian="bold" style:font-name-complex="DIN-Bold" style:font-size-complex="31pt" style:font-weight-complex="bold"/>
    </style:style>
    <style:style style:name="MP4" style:family="paragraph" style:parent-style-name="Header">
      <style:text-properties fo:language="en" fo:country="US"/>
    </style:style>
    <style:style style:name="MT1" style:family="text">
      <style:text-properties style:font-name="Liberation Serif" fo:font-size="14pt" style:font-size-asian="14pt" style:font-name-complex="Calibri1" style:font-size-complex="14pt"/>
    </style:style>
    <style:style style:name="MT2" style:family="text">
      <style:text-properties style:font-name="Liberation Serif" style:font-name-complex="Calibri1"/>
    </style:style>
    <style:style style:name="MT3" style:family="text">
      <style:text-properties style:font-name="Kimberley Bl" fo:font-size="14pt" fo:language="en" fo:country="US" style:font-size-asian="14pt" style:font-name-complex="Calibri1" style:font-size-complex="11pt"/>
    </style:style>
    <style:style style:name="MT4" style:family="text">
      <style:text-properties style:font-name="Liberation Serif" fo:font-size="10pt" fo:language="en" fo:country="US" style:font-size-asian="10pt" style:font-name-complex="Calibri1" style:font-size-complex="10pt"/>
    </style:style>
    <style:style style:name="MT5" style:family="text">
      <style:text-properties style:font-name="Liberation Serif" fo:font-size="10pt" fo:language="zxx" fo:country="none" style:font-size-asian="10pt" style:font-name-complex="Calibri1" style:font-size-complex="10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.061in, 0in, 0.0701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-content" style:horizontal-pos="from-left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té des Sciences et de la technologie Houari Boumediene </text:span></text:p>
        <text:p text:style-name="MP1"><text:span text:style-name="MT2">Sous Direction des Activités Culturelles et Sportives</text:span></text:p>
        <text:p text:style-name="MP1"><draw:frame draw:style-name="Mfr1" draw:name="Image 1" text:anchor-type="char" svg:x="-0.0937in" svg:y="0.0902in" svg:width="1.0661in" svg:height="0.989in" draw:z-index="1"><draw:image xlink:href="Pictures/10000000000000790000006E350431CE.jpg" xlink:type="simple" xlink:show="embed" xlink:actuate="onLoad"/><svg:desc>usthb.jpg</svg:desc></draw:frame><draw:frame draw:style-name="Mfr2" draw:name="Image2" text:anchor-type="char" svg:x="5.428in" svg:y="-1.811in" svg:width="1.1311in" svg:height="0.9457in" draw:z-index="0"><draw:image xlink:href="Pictures/10000201000000F8000000D0E4F06EB3.png" xlink:type="simple" xlink:show="embed" xlink:actuate="onLoad"/><svg:desc>logo_omc_2011.png</svg:desc></draw:frame><text:span text:style-name="MT3">Club Open Minds</text:span></text:p>
        <text:p text:style-name="MP2"/>
        <text:p text:style-name="MP3"/>
        <text:p text:style-name="MP2"/>
        <text:p text:style-name="Standard_20__28_user_29_"><text:span text:style-name="MT4">USTHB/CRI Bab Ezzouar, 16311, Alger</text:span></text:p>
        <text:p text:style-name="Standard_20__28_user_29_"><text:span text:style-name="MT4">Email:</text:span><text:a xlink:type="simple" xlink:href="mailto:openmindsclub@gmail.com" text:style-name="Internet_20_link" text:visited-style-name="Visited_20_Internet_20_Link"><text:span text:style-name="MT5">openmindsclub@gmail.com</text:span></text:a></text:p>
        <text:p text:style-name="Standard_20__28_user_29_"><text:span text:style-name="MT4"><text:s/>Web: </text:span><text:a xlink:type="simple" xlink:href="http://www.openmindsclub.org/" text:style-name="Internet_20_link" text:visited-style-name="Visited_20_Internet_20_Link"><text:span text:style-name="MT5">www.openmindsclub.org</text:span></text:a></text:p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2</meta:editing-cycles>
    <meta:print-date>2011-12-04T15:16:00</meta:print-date>
    <meta:creation-date>2012-10-11T11:30:00</meta:creation-date>
    <dc:date>2015-09-11T18:07:07.979548829</dc:date>
    <meta:editing-duration>PT2M32S</meta:editing-duration>
    <meta:generator>LibreOffice/4.4.3.2$Linux_x86 LibreOffice_project/40m0$Build-2</meta:generator>
    <meta:document-statistic meta:table-count="0" meta:image-count="2" meta:object-count="0" meta:page-count="1" meta:paragraph-count="23" meta:word-count="178" meta:character-count="1094" meta:non-whitespace-character-count="9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